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99"/>
          <table:table-cell table:style-name="ce1" office:value-type="string" calcext:value-type="string">
            <text:p>Ganadora</text:p>
          </table:table-cell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Portillo</text:p>
          </table:table-cell>
          <table:table-cell table:style-name="ce2" office:value-type="string" calcext:value-type="string">
            <text:p>Migue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Berto</text:p>
          </table:table-cell>
          <table:table-cell table:style-name="ce2" office:value-type="string" calcext:value-type="string">
            <text:p>Apuesta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7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7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/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49" calcext:value-type="float">
            <text:p>4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0" calcext:value-type="float">
            <text:p>2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0" calcext:value-type="float">
            <text:p>0</text:p>
          </table:table-cell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/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/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/>
          <table:table-cell table:style-name="ce176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7" table:style-name="ce158" office:value-type="string" calcext:value-type="string">
            <text:p>?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Las vidas de Sing S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 semilla de la higuera sagrad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Inside Out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emorias de un caracol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Robot Salvaje</text:p>
          </table:table-cell>
          <table:covered-table-cell table:style-name="ce78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ari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osferatu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/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etter Ma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l reino del planeta de los simio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7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/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Cónclav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Gladiator II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sferatu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icked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 Other Lan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Porcelain Wa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Soundtrack to a Coup d’Etat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/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Anuja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'm not a robo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The Last Ranger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/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In the Shadow of Cypres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agic Cand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ander to Wonde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Yuck!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/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 Am Ready, Ward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struments of a Beating Hear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only girl in the orchestra</text:p>
          </table:table-cell>
          <table:covered-table-cell table:style-name="ce84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33" table:number-columns-repeated="1005"/>
          <table:table-cell table:number-columns-repeated="15360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  <table:table-cell table:number-columns-repeated="15360"/>
        </table:table-row>
        <table:table-row table:style-name="ro3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'Porra 2025'.J5:'Porra 2025'.K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23:44:50.64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2-08T01:20:46.851000000</dc:date>
    <meta:editing-duration>PT12H55M48S</meta:editing-duration>
    <meta:editing-cycles>86</meta:editing-cycles>
    <meta:generator>LibreOffice/7.5.4.2$Windows_X86_64 LibreOffice_project/36ccfdc35048b057fd9854c757a8b67ec53977b6</meta:generator>
    <meta:document-statistic meta:table-count="1" meta:cell-count="317" meta:object-count="0"/>
  </office:meta>
</office:document-meta>
</file>